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Ingetavstånd" style:master-page-name="MP0" style:family="paragraph">
      <style:paragraph-properties fo:break-before="page"/>
    </style:style>
  </office:automatic-styles>
  <office:body>
    <office:text text:use-soft-page-breaks="true">
      <text:p text:style-name="P1">Individuell reflektion</text:p>
      <text:p text:style-name="Ingetavstånd">Arbetsmetodik för utvecklare 10p</text:p>
      <text:p text:style-name="Ingetavstånd">Av: Michaela Andreasson</text:p>
      <text:p text:style-name="Ingetavstånd">FED23G</text:p>
      <text:p text:style-name="Ingetavstånd"/>
      <text:p text:style-name="Ingetavstånd"/>
      <text:p text:style-name="Ingetavstånd">Det har varit lärorikt att få lära sig mer om Git och Github. Jag har tidigare varit bekant med det men nu var det skönt att ha mer fokus. Tidigare för mig har det varit vart svårt vid konflikter, hur man ska hantera och lösa dom. Det är just här jag förstår att det är extra viktigt att man har mindre isseus så man inte mergar in stora saker i main. Innan har jag suttit i för stora branches och när man mergar in det så uppstår det konflikter. Det var varit skönt och lärorikt att ha mindre och mer strukturerade isseus. Inte bara för att det minskar konflikter hela arbetet blir strukturerat och man ser tydligt vad andra gör och vad som skall göras i ett projekt.<text:s/></text:p>
      <text:p text:style-name="Ingetavstånd"/>
      <text:p text:style-name="Ingetavstånd">Det uppstod konflikter när jag satt med ESLint, då jag satt i flera filer och ändrade, då blev det tydligt att det är viktigt att man har en öppen dialog så man inte sitter i samma filer då vi hade problem med konflikter och kod försvann och vi fick skriva våra ESLint en gång till.<text:s/></text:p>
      <text:p text:style-name="Ingetavstånd"/>
      <text:p text:style-name="Ingetavstånd">Samma sak när vi skulle bestämma vad vi skulle ha som extra feature. Där blev det en miss i kommunikationen och när vi började koda så kodade vi på olika saker, då vi uppfattat vår feature på olika sätt. Extra viktigt att det är tydligt och att det står i isseus vad det är som skall göras, så alla är med på banan.<text:s/></text:p>
      <text:p text:style-name="Ingetavstånd"/>
      <text:p text:style-name="Ingetavstånd">Utöver det så har jag fått med mig mycket bra tips på hur jag ska använda mig av Git och GitHub. Dock saknar jag att använda terminalen mer istället för att använda GitHub desktop. Det känns som fler använder sig av terminalen<text:s/>ute i arbetslivet. Hade varit skönt med en lathund med kommandon för terminalen.</text:p>
      <text:p text:style-name="Ingetavstånd">Väldigt skönt att kunna känna sig lite säkrare på hur man använder sig av branches där man kan arbeta på sitt egna som inte påverkar koden i main. Det är alltid ett orosmoment att man ska skriva över någon annan kod.<text:s/><text:line-break/>Sammanfattningsvis har min resa varit väldigt värdefull då jag har fått se hur kraftfullt och smidigt detta verktyg ä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Rubrik2" style:display-name="Rubri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Rubrik5" style:display-name="Rubri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Rubrik6" style:display-name="Rubri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Rubrik7" style:display-name="Rubri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Rubrik8" style:display-name="Rubri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Rubrik9" style:display-name="Rubri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Aptos Display" style:font-name-asian="Times New Roman" style:font-name-complex="Times New Roman" fo:color="#0F4761" fo:font-size="20pt" style:font-size-asian="20pt" style:font-size-complex="20pt"/>
    </style:style>
    <style:style style:name="Rubrik2Char" style:display-name="Rubrik 2 Char" style:family="text" style:parent-style-name="Standardstycketeckensnitt">
      <style:text-properties style:font-name="Aptos Display" style:font-name-asian="Times New Roman" style:font-name-complex="Times New Roman" fo:color="#0F4761" fo:font-size="16pt" style:font-size-asian="16pt" style:font-size-complex="16pt"/>
    </style:style>
    <style:style style:name="Rubrik3Char" style:display-name="Rubrik 3 Char" style:family="text" style:parent-style-name="Standardstycketeckensnitt">
      <style:text-properties style:font-name-asian="Times New Roman" style:font-name-complex="Times New Roman" fo:color="#0F4761" fo:font-size="14pt" style:font-size-asian="14pt" style:font-size-complex="14pt"/>
    </style:style>
    <style:style style:name="Rubrik4Char" style:display-name="Rubrik 4 Char" style:family="text" style:parent-style-name="Standardstycketeckensnitt">
      <style:text-properties style:font-name-asian="Times New Roman" style:font-name-complex="Times New Roman" fo:font-style="italic" style:font-style-asian="italic" style:font-style-complex="italic" fo:color="#0F4761"/>
    </style:style>
    <style:style style:name="Rubrik5Char" style:display-name="Rubrik 5 Char" style:family="text" style:parent-style-name="Standardstycketeckensnitt">
      <style:text-properties style:font-name-asian="Times New Roman" style:font-name-complex="Times New Roman" fo:color="#0F4761"/>
    </style:style>
    <style:style style:name="Rubrik6Char" style:display-name="Rubrik 6 Char" style:family="text" style:parent-style-name="Standardstycketeckensnitt">
      <style:text-properties style:font-name-asian="Times New Roman" style:font-name-complex="Times New Roman" fo:font-style="italic" style:font-style-asian="italic" style:font-style-complex="italic" fo:color="#595959"/>
    </style:style>
    <style:style style:name="Rubrik7Char" style:display-name="Rubrik 7 Char" style:family="text" style:parent-style-name="Standardstycketeckensnitt">
      <style:text-properties style:font-name-asian="Times New Roman" style:font-name-complex="Times New Roman" fo:color="#595959"/>
    </style:style>
    <style:style style:name="Rubrik8Char" style:display-name="Rubrik 8 Char" style:family="text" style:parent-style-name="Standardstycketeckensnitt">
      <style:text-properties style:font-name-asian="Times New Roman" style:font-name-complex="Times New Roman" fo:font-style="italic" style:font-style-asian="italic" style:font-style-complex="italic" fo:color="#272727"/>
    </style:style>
    <style:style style:name="Rubrik9Char" style:display-name="Rubrik 9 Char" style:family="text" style:parent-style-name="Standardstycketeckensnitt">
      <style:text-properties style:font-name-asian="Times New Roman" style:font-name-complex="Times New Roman" fo:color="#272727"/>
    </style:style>
    <style:style style:name="Rubrik" style:display-name="Rubrik"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Aptos Display" style:font-name-asian="Times New Roman" style:font-name-complex="Times New Roman" fo:letter-spacing="-0.0069in" style:letter-kerning="true" fo:font-size="28pt" style:font-size-asian="28pt" style:font-size-complex="28pt"/>
    </style:style>
    <style:style style:name="Underrubrik" style:display-name="Underrubrik"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rubrikChar" style:display-name="Underrubrik Char" style:family="text" style:parent-style-name="Standardstycketeckensnit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Standardstycketeckensnitt">
      <style:text-properties fo:font-style="italic" style:font-style-asian="italic" style:font-style-complex="italic" fo:color="#404040"/>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Starkbetoning" style:display-name="Stark betoning" style:family="text" style:parent-style-name="Standardstycketeckensnitt">
      <style:text-properties fo:font-style="italic" style:font-style-asian="italic" style:font-style-complex="italic" fo:color="#0F4761"/>
    </style:style>
    <style:style style:name="Starktcitat" style:display-name="Sta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arktcitatChar" style:display-name="Starkt citat Char" style:family="text" style:parent-style-name="Standardstycketeckensnitt">
      <style:text-properties fo:font-style="italic" style:font-style-asian="italic" style:font-style-complex="italic" fo:color="#0F4761"/>
    </style:style>
    <style:style style:name="Starkreferens" style:display-name="Stark referens" style:family="text" style:parent-style-name="Standardstycketeckensnitt">
      <style:text-properties fo:font-weight="bold" style:font-weight-asian="bold" style:font-weight-complex="bold" fo:font-variant="small-caps" fo:color="#0F4761" fo:letter-spacing="0.0034in"/>
    </style:style>
    <style:style style:name="Ingetavstånd" style:display-name="Inget avstå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haela Andreasson</meta:initial-creator>
    <dc:creator>Michaela Andreasson</dc:creator>
    <meta:creation-date>2024-04-05T11:51:00Z</meta:creation-date>
    <dc:date>2024-04-05T12:08:00Z</dc:date>
    <meta:print-date>2024-04-05T12:07:00Z</meta:print-date>
    <meta:template xlink:href="Normal" xlink:type="simple"/>
    <meta:editing-cycles>1</meta:editing-cycles>
    <meta:editing-duration>PT1020S</meta:editing-duration>
    <meta:document-statistic meta:page-count="1" meta:paragraph-count="4" meta:word-count="319" meta:character-count="2006" meta:row-count="14" meta:non-whitespace-character-count="1691"/>
  </office:meta>
</office:document-meta>
</file>